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DefinitionReaderTests.withInputSourceAndExplicitValid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DefinitionReaderTests.withOpenInputStreamAndExplicitValid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DefinitionReaderTests.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DefinitionReaderTests.xsdValidationAutode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Tests.doTestValidation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DefinitionReaderTests.with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DefinitionReaderTests.setParserClass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DefinitionReaderTests.testBeanDefinitions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BeanDefinitionReaderTests.dtdValidationAutode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Tests.withOpen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DefinitionReaderTests.withFresh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DefinitionReaderTests.withWildcard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